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T22" style:parent-style-name="instrukce" style:family="text">
      <style:text-properties style:use-window-font-color="true"/>
    </style:style>
    <style:style style:name="T23" style:parent-style-name="instrukce" style:family="text">
      <style:text-properties style:use-window-font-color="true"/>
    </style:style>
    <style:style style:name="T24" style:parent-style-name="instrukce" style:family="text">
      <style:text-properties style:use-window-font-color="true"/>
    </style:style>
    <style:style style:name="T25" style:parent-style-name="instrukce" style:family="text">
      <style:text-properties style:use-window-font-color="true"/>
    </style:style>
    <style:style style:name="T26" style:parent-style-name="instrukce" style:family="text">
      <style:text-properties style:use-window-font-color="true"/>
    </style:style>
    <style:style style:name="T27" style:parent-style-name="instrukce" style:family="text">
      <style:text-properties style:use-window-font-color="true"/>
    </style:style>
    <style:style style:name="T28" style:parent-style-name="instrukce" style:family="text">
      <style:text-properties style:use-window-font-color="true"/>
    </style:style>
    <style:style style:name="P29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90/2024</text:p>
            <text:p text:style-name="Normální">KVOP-51552/2024</text:p>
            <text:p text:style-name="Normální">30. 12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/>
            <text:p text:style-name="Normální"/>
            <text:p text:style-name="Normální">Vážený pan</text:p>
            <text:p text:style-name="Normální">D. K.</text:p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>Sdělení o vyřízení žádosti o informace</text:h>
      <text:h text:style-name="Nadpis1" text:outline-level="1">podle zákona č. 106/1999 Sb., o svobodném přístupu k informacím</text:h>
      <text:p text:style-name="Základnítext"/>
      <text:p text:style-name="Základnítext">Vážený pane K.,</text:p>
      <text:p text:style-name="Základnítext">dne 19. 12. 2024 obdržela Kancelář veřejného ochránce práv Vaši žádost o informace. Žádáte o zaslání:</text:p>
      <text:list text:style-name="LFO3_1" text:continue-numbering="true">
        <text:list-item>
          <text:p text:style-name="P18">vybraných<text:s/>informačních letáků veřejného ochránce práv dle přílohy č. I Vaší žádosti o informace,</text:p>
        </text:list-item>
        <text:list-item>
          <text:p text:style-name="P19">2 ks sborníků stanovisek veřejného ochránce práva Vězeňství a Vězeňství II,</text:p>
        </text:list-item>
        <text:list-item>
          <text:p text:style-name="P20">trestního zákona a<text:s/></text:p>
        </text:list-item>
        <text:list-item>
          <text:p text:style-name="P21"><text:span text:style-name="T22">dále žádáte o právní rady týkající se Vašeho trestního řízení.<text:s/></text:span></text:p>
        </text:list-item>
      </text:list>
      <text:p text:style-name="Základnítext"><text:span text:style-name="Silné">Dáváme Vá</text:span><text:span text:style-name="Silné">m tyto informace</text:span>:</text:p>
      <text:h text:style-name="Nadpis2" text:outline-level="2">K bodu č. 1</text:h>
      <text:p text:style-name="Základnítext"><text:span text:style-name="T23">Vybrané informační letáky<text:s/></text:span>veřejného ochránce práv dle přílohy č. I Vaší žádosti o informace.</text:p>
      <text:h text:style-name="Nadpis2" text:outline-level="2">K bodu č. 2</text:h>
      <text:p text:style-name="Základnítext"><text:span text:style-name="T24">Sborník stanovisek<text:s/></text:span>veřejného ochránce práva Vězeňství a Vězeňství II<text:span text:style-name="T25">.</text:span></text:p>
      <text:h text:style-name="Nadpis2" text:outline-level="2">K bodu č. 3</text:h>
      <text:p text:style-name="Základnítext"><text:span text:style-name="T26">Zákon č. 40/2009 Sb., trestní zákoník.</text:span></text:p>
      <text:h text:style-name="Nadpis2" text:outline-level="2">K bodu č. 4</text:h>
      <text:p text:style-name="Základnítext"><text:span text:style-name="T27">Ochránce nemůže nahrazovat obhájce v trestním řízení. Podle zákona č. 349/1999 Sb., o veřejném ochránci práv mu nepřísluší ani zabývat se orgány činnými v trestním řízení. Doporučuji Vám proto obrátit se na advokáta. Nemáte-li ho, v přiloženém<text:s/></text:span><text:span text:style-name="T28">letáku Advokáti a notáři se dočtete, jak můžete postupovat.</text:span></text:p>
      <text:soft-page-break/>
      <text:p text:style-name="Základnítext">S pozdravem</text:p>
      <text:p text:style-name="Základnítext"/>
      <text:p text:style-name="Základnítext"/>
      <text:p text:style-name="P29">JUDr. Pavel Pořízek, Ph.D.</text:p>
      <text:p text:style-name="podpis">vedoucí Kanceláře veřejného ochránce práv</text:p>
      <text:p text:style-name="Normální"/>
      <text:p text:style-name="Příloha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F303U*</text:span></text:p>
        <text:p text:style-name="P12"><text:span text:style-name="T13">KVOPX00F303U</text:span>KVOPX00F303U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12-30T12:02:00Z</meta:creation-date>
    <dc:date>2024-12-30T12:05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2" meta:paragraph-count="2" meta:word-count="183" meta:character-count="1261" meta:row-count="9" meta:non-whitespace-character-count="1080"/>
  </office:meta>
</office:document-meta>
</file>